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Projet Ertas :</text:p>
      <text:p text:style-name="Standard"/>
      <text:p text:style-name="Standard">Le but est de faire une bd interactive en flash <text:s/>5 planche de 8 cases.</text:p>
      <text:p text:style-name="Standard">Chaque planche correspond a un thème :</text:p>
      <text:p text:style-name="Standard"/>
      <text:p text:style-name="Standard">Le déni :<text:line-break/>le joueur arrive ne comprends pas ce qu'il lui arrive, et nie tout ce<text:line-break/>qui lui arrive de même pour les autre pnjs présent les decors doivent<text:line-break/>être improbables.<text:line-break/>La colère :<text:line-break/>Le joueur comprends qu'il ne peut sortir de l'endroit ou il se trouve,<text:line-break/>le décor change pour être plus agressif de même que les pnjs voire<text:line-break/>violents.<text:line-break/>Le marchandage :<text:line-break/>Le personnage commence a comprendre ce qui lui arrive et essaye de<text:line-break/>s'en sortir en negociant avec les pnjs le décor, se tabilise semble<text:line-break/>être plus ouvert.<text:line-break/>La tristesse :<text:line-break/>le personnage s'apercoit que ses tentatives finalement ne menent a<text:line-break/>rien pour s'en sortir, et en devient mélancolique cela se ressent dans<text:line-break/>le décor et les humeurs des pnjs.<text:line-break/>L'acceptation :<text:line-break/>Le pj comprends enfin son état et finalise la quète pour finalement<text:line-break/>decouvrir la fin.<text:line-break/></text:p>
      <text:p text:style-name="Standard"/>
      <text:p text:style-name="Standard">Les cases sont les lieux ou le joueur lecteur peut interagir avec la bd en discutant avec les personnages, ou en interagissant avec eux ou le decor.</text:p>
      <text:p text:style-name="Standard"/>
      <text:p text:style-name="Standard">Les Huits cases sont a chaques fois pour chaque planche :</text:p>
      <text:p text:style-name="Standard">L'entrée dans la planche :</text:p>
      <text:p text:style-name="Standard">6 rencontres avec des personnages</text:p>
      <text:p text:style-name="Standard">La sortie de la planche.</text:p>
      <text:p text:style-name="Standard"/>
      <text:p text:style-name="Standard"/>
      <text:p text:style-name="Standard">Les personnages sont :</text:p>
      <text:p text:style-name="Standard">La jeune fille, représente les amours passés et les regrets</text:p>
      <text:p text:style-name="Standard">la femme, représente les amours actuels</text:p>
      <text:p text:style-name="Standard">la veille, represente la mere</text:p>
      <text:p text:style-name="Standard">De plus elles jouent aussi le rôle de parque en influant sur le destin du joueur.</text:p>
      <text:p text:style-name="Standard"/>
      <text:p text:style-name="Standard">L'enfant, il représente la jeunesse du personnage.</text:p>
      <text:p text:style-name="Standard">L'homme, il représente present</text:p>
      <text:p text:style-name="Standard">Le veillard, represente ce qu'il peut devenir.</text:p>
      <text:p text:style-name="Standard"/>
      <text:p text:style-name="Standard"/>
      <text:p text:style-name="Standard">Selon les <text:s/>intereactions du joeur dans chaque case avec le decor les personnages, il peux y avoir plusieurs fins possibles et differentes :</text:p>
      <text:p text:style-name="Standard"/>
      <text:p text:style-name="Standard"/>
      <text:p text:style-name="Standard">le joueur se reveille, le personnage vit un enfer, le personnage la paix avec lui même et sa vie devient un paradis. (cela represente les limbes, l'enfer, le paradis).</text:p>
      <text:p text:style-name="Standard"/>
      <text:p text:style-name="Standard">Chaque personnage de la bande déssiné selon les interactions du joueurs oscille aussi entre les limbes, le paradis ou l'enfer. Chaque personnage ayant ses problemes et besoin du joueur pour progresser et chacun a une tendance propre au debut du jeu/bd qui fait que si <text:s/>le joueur ne fait rien il finira obligatoirement dans cette tendance.</text:p>
      <text:p text:style-name="Standard"/>
      <text:p text:style-name="Standard">Par exemple si le veillards est tenté par l'enfer (la mort) cela veut dire que le personnage aura reussis a tuer son pere, a exister par lui même sans se soucier du poid du futur.</text:p>
      <text:p text:style-name="Standard"/>
      <text:p text:style-name="Standard"/>
      <text:p text:style-name="Standard">Le pourquoi du comment :</text:p>
      <text:p text:style-name="Standard">Le heros a eu un accident et c'est le moment d'une petite introspection.</text:p>
      <text:p text:style-name="Standard">Il est dans le coma. De plus tout au long du jeu/bd il a des flash de son anciennes vies selon ses interactions dans les cases.</text:p>
      <text:p text:style-name="Standard"/>
      <text:p text:style-name="Standard"/>
      <text:p text:style-name="Standard">Et a la fin le joueur pourra imprimer la bd avec le cheminement qu'il aura suivit.</text:p>
      <text:p text:style-name="Standard"/>
      <text:p text:style-name="Standard"/>
      <text:p text:style-name="Standard">Bussier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1-02T01:13:37</meta:creation-date>
    <dc:date>2007-01-02T01:31:55</dc:date>
    <meta:editing-cycles>5</meta:editing-cycles>
    <meta:editing-duration>PT18M20S</meta:editing-duration>
    <meta:user-defined meta:name="Info 1"/>
    <meta:user-defined meta:name="Info 2"/>
    <meta:user-defined meta:name="Info 3"/>
    <meta:user-defined meta:name="Info 4"/>
    <meta:document-statistic meta:table-count="0" meta:image-count="0" meta:object-count="0" meta:page-count="2" meta:paragraph-count="26" meta:word-count="472" meta:character-count="2689"/>
  </office:meta>
</office:document-meta>
</file>